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language="de" fo:country="DE" officeooo:rsid="00181760" officeooo:paragraph-rsid="00181760"/>
    </style:style>
    <style:style style:name="P2" style:family="paragraph" style:parent-style-name="Table_20_Contents">
      <style:paragraph-properties fo:text-align="center" style:justify-single-word="false"/>
      <style:text-properties fo:language="de" fo:country="DE" officeooo:rsid="001b0f5a" officeooo:paragraph-rsid="001b0f5a"/>
    </style:style>
    <style:style style:name="P3" style:family="paragraph" style:parent-style-name="Header">
      <style:text-properties fo:language="de" fo:country="DE"/>
    </style:style>
    <style:style style:name="P4" style:family="paragraph" style:parent-style-name="Footer">
      <style:paragraph-properties fo:text-align="center" style:justify-single-word="false"/>
      <style:text-properties fo:language="de" fo:country="DE"/>
    </style:style>
    <style:style style:name="P5" style:family="paragraph" style:parent-style-name="Antwort">
      <style:text-properties officeooo:paragraph-rsid="0025543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3285e4"/>
    </style:style>
    <style:style style:name="P8" style:family="paragraph" style:parent-style-name="Fragen" style:master-page-name="">
      <style:paragraph-properties fo:keep-together="always" style:page-number="auto" fo:keep-with-next="always"/>
    </style:style>
    <style:style style:name="T1" style:family="text">
      <style:text-properties officeooo:rsid="00181760"/>
    </style:style>
    <style:style style:name="T2" style:family="text">
      <style:text-properties officeooo:rsid="001c9d8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588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fc5bf"/>
    </style:style>
    <style:style style:name="T8" style:family="text">
      <style:text-properties officeooo:rsid="0023da14"/>
    </style:style>
    <style:style style:name="T9" style:family="text">
      <style:text-properties officeooo:rsid="0025543e"/>
    </style:style>
    <style:style style:name="T10" style:family="text">
      <style:text-properties officeooo:rsid="00272022"/>
    </style:style>
    <style:style style:name="T11" style:family="text">
      <style:text-properties officeooo:rsid="002b5bd1"/>
    </style:style>
    <style:style style:name="T12" style:family="text">
      <style:text-properties officeooo:rsid="002e56da"/>
    </style:style>
    <style:style style:name="T13" style:family="text">
      <style:text-properties officeooo:rsid="002f8300"/>
    </style:style>
    <style:style style:name="T14" style:family="text">
      <style:text-properties officeooo:rsid="0030f188"/>
    </style:style>
    <style:style style:name="T15" style:family="text">
      <style:text-properties officeooo:rsid="003285e4"/>
    </style:style>
    <text:list-style style:name="L1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ybook Variablen</text:h>
      <text:p text:style-name="Text_20_body"><text:span text:style-name="Definition"/></text:p>
      <text:list xml:id="list4146916721917587372" text:style-name="List_20_1">
        <text:list-item>
          <text:p text:style-name="Fragen">Welche der unten angegebenen Variabl<text:span text:style-name="T2">en</text:span>namen sind gültig?<text:tab/><text:span text:style-name="T13">2 Punkte</text:span></text:p>
        </text:list-item>
      </text:list>
      <text:list xml:id="list145749278796164769" text:style-name="L1">
        <text:list-item>
          <text:p text:style-name="P6">foo_port</text:p>
        </text:list-item>
        <text:list-item>
          <text:p text:style-name="P6">foo.port</text:p>
        </text:list-item>
        <text:list-item>
          <text:p text:style-name="P6">foo-port</text:p>
        </text:list-item>
        <text:list-item>
          <text:p text:style-name="P6">foo port</text:p>
        </text:list-item>
        <text:list-item>
          <text:p text:style-name="P7">foo5</text:p>
        </text:list-item>
        <text:list-item>
          <text:p text:style-name="P6">12</text:p>
        </text:list-item>
      </text:list>
      <text:p text:style-name="Antwort">a und <text:span text:style-name="T15">e</text:span> sind richtig ToDO Mischen<text:tab/></text:p>
      <text:list xml:id="list204406034825047" text:continue-list="list4146916721917587372" text:style-name="List_20_1">
        <text:list-item>
          <text:p text:style-name="Fragen">YAML unterstützt auch <text:span text:style-name="T3">dictionaries</text:span>, die <text:span text:style-name="T6">Schlüssel</text:span> auf <text:span text:style-name="T6">Werte</text:span> abbilden. Geben Sie hierzu ein Beispiel <text:span text:style-name="T5">in YAML-Syntax</text:span> an. <text:line-break/>Der Name der Variable soll <text:span text:style-name="T4">Foo</text:span> lauten. <text:line-break/>Es sollen zwei Schlüssel mit den Namen <text:span text:style-name="T4">Feld1</text:span> und <text:span text:style-name="T4">Feld2</text:span> beinhalten. Der Wert für Feld1 soll <text:span text:style-name="T4">Eins</text:span> sein und für Feld2 <text:span text:style-name="T4">zwei</text:span> sein.<text:tab/><text:span text:style-name="T13">3 Punkte</text:span></text:p>
        </text:list-item>
      </text:list>
      <text:p text:style-name="Antwort">Foo:<text:tab/><text:line-break/> <text:s text:c="2"/>Feld1: Eins<text:tab/><text:line-break/> <text:s text:c="2"/>Feld2: zwei<text:tab/><text:line-break/><text:tab/><text:line-break/><text:tab/></text:p>
      <text:list xml:id="list204405005356169" text:continue-numbering="true" text:style-name="List_20_1">
        <text:list-item>
          <text:p text:style-name="P8"><text:soft-page-break/>Im <text:span text:style-name="T3">Inventoryfile</text:span> können sogenannte Hostvariablen angegeben werden. <text:line-break/>Gegeben ist die Gruppe <text:span text:style-name="T4">atlanta</text:span> mit den Hosts <text:span text:style-name="T4">host1</text:span> und <text:span text:style-name="T4">host2</text:span>. Für beide Hosts soll die Variable <text:span text:style-name="T4">http_port</text:span> und <text:span text:style-name="T4">maxRequestsPerChild</text:span> gesetzt werden. <text:line-break/>Für host1 ist der Port auf <text:span text:style-name="T4">80</text:span> und der Request auf <text:span text:style-name="T4">808</text:span> und für host2 der Port auf <text:span text:style-name="T4">303</text:span> und der Request auf <text:span text:style-name="T4">909</text:span> zu setzen. <text:line-break/>Geben Sie den Inventory Eintrag/<text:span text:style-name="T7">Einträge</text:span> an.<text:tab/><text:span text:style-name="T13">6 Punkte</text:span></text:p>
        </text:list-item>
      </text:list>
      <text:p text:style-name="Antwort">[atlanta]<text:tab/><text:line-break/>host1 http_port=80 maxRequestsPerChild=808<text:tab/><text:line-break/>host2 http_port=303 maxRequestsPerChild=909<text:tab/><text:line-break/><text:tab/><text:line-break/><text:tab/></text:p>
      <text:list xml:id="list204405076593971" text:continue-numbering="true" text:style-name="List_20_1">
        <text:list-item>
          <text:p text:style-name="Fragen">Variablen können auch auf eine ganze Gruppe gleichzeitig angewendet werden. Geben Sie für die Gruppe <text:span text:style-name="T4">atlanta</text:span> die Gruppenvariablen <text:span text:style-name="T4">ntp_server</text:span> mit dem Wert <text:span text:style-name="T4">ntp.atlanta.example.com</text:span> und <text:span text:style-name="T4">proxy</text:span> mit dem Wert <text:span text:style-name="T4">proxy.atlanta.example.com</text:span> in einer Inventory Datei an.<text:tab/><text:span text:style-name="T13">6 Punkte</text:span></text:p>
        </text:list-item>
      </text:list>
      <text:p text:style-name="Antwort">[atlanta:vars]<text:tab/><text:line-break/>ntp_server=ntp.atlanta.example.com<text:tab/><text:line-break/>proxy=proxy.atlanta.example.com<text:tab/><text:line-break/><text:tab/><text:line-break/><text:tab/></text:p>
      <text:list xml:id="list204405337794629" text:continue-numbering="true" text:style-name="List_20_1">
        <text:list-item>
          <text:p text:style-name="Fragen">In einem Playbook ist es möglich, Variablen direkt <text:span text:style-name="T8">(</text:span>inline<text:span text:style-name="T8">)</text:span> zu definieren.<text:line-break/>Geben Sie hier den Eintrag in einem Playbook an, der die Variable <text:span text:style-name="T4">http_port</text:span> für die Gruppe <text:span text:style-name="T4">webservers</text:span> auf den Wert <text:span text:style-name="T4">80</text:span> setzt.<text:tab/><text:span text:style-name="T13">4 Punkte</text:span></text:p>
        </text:list-item>
      </text:list>
      <text:p text:style-name="Antwort">- hosts: webservers<text:tab/><text:line-break/> <text:s/>vars:<text:tab/><text:line-break/> <text:s text:c="6"/>http_port: 80<text:tab/><text:line-break/><text:tab/><text:line-break/><text:tab/></text:p>
      <text:list xml:id="list204405532874193" text:continue-numbering="true" text:style-name="List_20_1">
        <text:list-item>
          <text:p text:style-name="Fragen"><text:soft-page-break/>Welchen zwei Ordner einer <text:span text:style-name="T4">Rolle</text:span> dienen Ausschließlich zur Angabe von Variablen?<text:tab/><text:span text:style-name="T13">2 Punkte</text:span></text:p>
        </text:list-item>
      </text:list>
      <text:p text:style-name="P5">Im Verzeichnis defaults und vars.<text:tab/><text:line-break/><text:tab/></text:p>
      <text:list xml:id="list204406361625299" text:continue-numbering="true" text:style-name="List_20_1">
        <text:list-item>
          <text:p text:style-name="Fragen">Sie sollen ein Jinja2-Vorlagen erstellen, die in Abhängigkeit von der Variable <text:span text:style-name="T4">max_amp_value</text:span> den Text "<text:span text:style-name="T4">My am goes to 22</text:span>" <text:span text:style-name="T9">ausgibt (ohne Anführungszeichen)</text:span>. Wobei die 22 durch die Variable bestimmt werden soll. <text:line-break/>Wie lautet die Zeile im entsprechenden Template?<text:tab/><text:span text:style-name="T13">2 Punkte</text:span></text:p>
        </text:list-item>
      </text:list>
      <text:p text:style-name="Antwort">My amp goes to {{ max_amp_value }}<text:tab/><text:line-break/><text:tab/></text:p>
      <text:list xml:id="list204406459346351" text:continue-numbering="true" text:style-name="List_20_1">
        <text:list-item>
          <text:p text:style-name="Fragen"><text:span text:style-name="T10">Um den Zielpfad einer Datei anzugeben, </text:span>soll eine Variable <text:span text:style-name="T4">remote_install_path</text:span> verwendet werden <text:span text:style-name="T10">(der Pfad nicht der Name der Datei)</text:span>.<text:line-break/>Geben Sie hier die entsprechenden Angaben in einem gültigen YAML-Playbook an.<text:line-break/>Verwenden Sie das Modul template. <text:line-break/>Die Vorlage hat den Namen <text:span text:style-name="T4">foo.cfg.j2</text:span> und soll als Datei <text:span text:style-name="T4">foo.cfg</text:span> abgelegt werden.<text:tab/><text:span text:style-name="T13">6 Punkte</text:span></text:p>
        </text:list-item>
      </text:list>
      <text:p text:style-name="Antwort">template: <text:tab/><text:line-break/> <text:s text:c="4"/>src: foo.cfg.j2<text:tab/><text:line-break/> <text:s text:c="4"/>dest: "{{ remote_install_path }}/foo.cfg"<text:tab/><text:line-break/><text:tab/><text:line-break/><text:tab/></text:p>
      <text:list xml:id="list204407013890619" text:continue-numbering="true" text:style-name="List_20_1">
        <text:list-item>
          <text:p text:style-name="Fragen">Mit welchem Modul werden System Fakten eingesammelt?<text:tab/><text:span text:style-name="T13">2 Punkte</text:span></text:p>
        </text:list-item>
      </text:list>
      <text:p text:style-name="Antwort">setup<text:tab/></text:p>
      <text:list xml:id="list204406680199046" text:continue-numbering="true" text:style-name="List_20_1">
        <text:list-item>
          <text:p text:style-name="Fragen">Wie können in einem Playbook das Sammeln von System Fakten deaktiviert werden?<text:line-break/><text:tab/><text:span text:style-name="T13">2 Punkte</text:span></text:p>
        </text:list-item>
      </text:list>
      <text:p text:style-name="Antwort">- hosts: whatever <text:s text:c="2"/><text:tab/><text:line-break/> <text:s text:c="2"/>gather_facts: no<text:tab/></text:p>
      <text:list xml:id="list204405575363779" text:continue-numbering="true" text:style-name="List_20_1">
        <text:list-item>
          <text:p text:style-name="Fragen"><text:soft-page-break/>In welchem Verzeichnis <text:span text:style-name="T11">auf dem Zielsystem</text:span> können <text:span text:style-name="T4">local Facts-Dateien</text:span> abgelegt werden?<text:line-break/><text:tab/><text:span text:style-name="T14">2 Punkte</text:span></text:p>
        </text:list-item>
      </text:list>
      <text:p text:style-name="Antwort">/etc/ansible/facts.d<text:tab/></text:p>
      <text:list xml:id="list204405792330668" text:continue-numbering="true" text:style-name="List_20_1">
        <text:list-item>
          <text:p text:style-name="Fragen">Geben Sie einen alternativen Zugriff auf den Inhalt von <text:span text:style-name="T4">ansible_eth0.ipv4.address</text:span> an.<text:line-break/><text:tab/><text:span text:style-name="T14">3 Punkte</text:span></text:p>
        </text:list-item>
      </text:list>
      <text:p text:style-name="Antwort">ansible_eth0["ipv4"]["address"]<text:tab/></text:p>
      <text:list xml:id="list204406460522567" text:continue-numbering="true" text:style-name="List_20_1">
        <text:list-item>
          <text:p text:style-name="Fragen">Geben Sie hier den Aufruf von einem Playbook mit dem Namen <text:span text:style-name="T4">release.yml</text:span> an. Dabei sollen die Variablen <text:span text:style-name="T4">version</text:span> mit dem Wert <text:span text:style-name="T4">1.23.45</text:span> und <text:span text:style-name="T4">other_variable</text:span> mit dem Inhalt <text:span text:style-name="T4">foo</text:span> mitgegeben werden.<text:tab/><text:span text:style-name="T14">4 Punkte</text:span></text:p>
        </text:list-item>
      </text:list>
      <text:p text:style-name="Antwort">bash <text:s text:c="2"/>ansible-playbook release.yml –extra-vars <text:span text:style-name="T12">\</text:span><text:tab/><text:line-break/> "version=1.23.45 other_variable=foo"<text:tab/><text:line-break/><text:tab/></text:p>
      <text:list xml:id="list204406452538890" text:continue-numbering="true" text:style-name="List_20_1">
        <text:list-item>
          <text:p text:style-name="Fragen">Variablen Vorrangsregeln: <text:line-break/>Welcher Ansible Varialen Angabe gewinnt immer?<text:tab/><text:span text:style-name="T14">2 Punkte</text:span></text:p>
        </text:list-item>
      </text:list>
      <text:p text:style-name="Antwort">Die extra-vars Eingabe über Kommado-Zeilenangabe.<text:tab/><text:line-break/><text:tab/><text:line-break/><text:tab/></text:p>
      <text:list xml:id="list204406593377761" text:continue-numbering="true" text:style-name="List_20_1">
        <text:list-item>
          <text:p text:style-name="Fragen">Parametrierte Rollen sind nützlich. <text:line-break/>Wenn Sie eine Rolle verwenden und einen Standard überschreiben möchten, übergeben Sie sie als Parameter an die Rolle. <text:line-break/>Die Rolle <text:span text:style-name="T4">apache</text:span> soll aufgerufen werden. Dabei soll die Variable <text:span text:style-name="T4">http_port</text:span> mit dem Wert <text:span text:style-name="T4">8080</text:span> als Parameter übergeben werden.<text:tab/><text:span text:style-name="T14">5 Punkte</text:span></text:p>
        </text:list-item>
      </text:list>
      <text:p text:style-name="Antwort">roles:<text:tab/><text:line-break/> <text:s text:c="4"/>- { role: apache, http_port: 8080 }<text:tab/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gen" style:family="paragraph" style:parent-style-name="Text_20_body" style:list-style-name="List_20_1">
      <style:paragraph-properties>
        <style:tab-stops>
          <style:tab-stop style:position="16.499cm" style:type="right"/>
        </style:tab-stops>
      </style:paragraph-properties>
    </style:style>
    <style:style style:name="Antwort" style:family="paragraph" style:parent-style-name="Text_20_body">
      <style:paragraph-properties>
        <style:tab-stops>
          <style:tab-stop style:position="16.499cm" style:type="right"/>
        </style:tab-stops>
      </style:paragraph-properties>
      <style:text-properties fo:color="#1c1c1c" fo:font-size="18pt" style:text-underline-style="solid" style:text-underline-width="auto" style:text-underline-color="#000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number text:level="1" text:style-name="Numbering_20_Symbols" style:num-suffix=")" style:num-format="1">
        <style:list-level-properties text:min-label-width="0.4cm"/>
      </text:list-level-style-number>
      <text:list-level-style-number text:level="2" text:style-name="Numbering_20_Symbols" style:num-suffix=")" style:num-format="1">
        <style:list-level-properties text:space-before="0.401cm" text:min-label-width="0.4cm"/>
      </text:list-level-style-number>
      <text:list-level-style-number text:level="3" text:style-name="Numbering_20_Symbols" style:num-suffix=")" style:num-format="1">
        <style:list-level-properties text:space-before="0.799cm" text:min-label-width="0.4cm"/>
      </text:list-level-style-number>
      <text:list-level-style-number text:level="4" text:style-name="Numbering_20_Symbols" style:num-suffix=")" style:num-format="1">
        <style:list-level-properties text:space-before="1.2cm" text:min-label-width="0.4cm"/>
      </text:list-level-style-number>
      <text:list-level-style-number text:level="5" text:style-name="Numbering_20_Symbols" style:num-suffix=")" style:num-format="1">
        <style:list-level-properties text:space-before="1.6cm" text:min-label-width="0.4cm"/>
      </text:list-level-style-number>
      <text:list-level-style-number text:level="6" text:style-name="Numbering_20_Symbols" style:num-suffix=")" style:num-format="1">
        <style:list-level-properties text:space-before="2.001cm" text:min-label-width="0.4cm"/>
      </text:list-level-style-number>
      <text:list-level-style-number text:level="7" text:style-name="Numbering_20_Symbols" style:num-suffix=")" style:num-format="1">
        <style:list-level-properties text:space-before="2.399cm" text:min-label-width="0.4cm"/>
      </text:list-level-style-number>
      <text:list-level-style-number text:level="8" text:style-name="Numbering_20_Symbols" style:num-suffix=")" style:num-format="1">
        <style:list-level-properties text:space-before="2.8cm" text:min-label-width="0.4cm"/>
      </text:list-level-style-number>
      <text:list-level-style-number text:level="9" text:style-name="Numbering_20_Symbols" style:num-suffix=")" style:num-format="1">
        <style:list-level-properties text:space-before="3.2cm" text:min-label-width="0.4cm"/>
      </text:list-level-style-number>
      <text:list-level-style-number text:level="10" text:style-name="Numbering_20_Symbols" style:num-suffix=")" style:num-format="1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1cm" table:align="margins"/>
    </style:style>
    <style:style style:name="Tabelle1.A" style:family="table-column">
      <style:table-column-properties style:column-width="3.995cm" style:rel-column-width="15858*"/>
    </style:style>
    <style:style style:name="Tabelle1.B" style:family="table-column">
      <style:table-column-properties style:column-width="8.017cm" style:rel-column-width="31822*"/>
    </style:style>
    <style:style style:name="Tabelle1.C" style:family="table-column">
      <style:table-column-properties style:column-width="4.498cm" style:rel-column-width="1785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fo:language="de" fo:country="DE" officeooo:rsid="00181760" officeooo:paragraph-rsid="00181760"/>
    </style:style>
    <style:style style:name="MP2" style:family="paragraph" style:parent-style-name="Table_20_Contents">
      <style:paragraph-properties fo:text-align="center" style:justify-single-word="false"/>
      <style:text-properties fo:language="de" fo:country="DE" officeooo:rsid="001b0f5a" officeooo:paragraph-rsid="001b0f5a"/>
    </style:style>
    <style:style style:name="MP3" style:family="paragraph" style:parent-style-name="Head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/>
    </style:style>
    <style:style style:name="MT1" style:family="text">
      <style:text-properties officeooo:rsid="00181760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ach:</text:p>
              <text:p text:style-name="MP2">AIS</text:p>
            </table:table-cell>
            <table:table-cell table:style-name="Tabelle1.A1" table:number-rows-spanned="2" office:value-type="string">
              <text:p text:style-name="MP1">Thema:</text:p>
              <text:p text:style-name="MP2">Playbook Rollen und Variablen</text:p>
            </table:table-cell>
            <table:table-cell table:style-name="Tabelle1.C1" office:value-type="string">
              <text:p text:style-name="MP1">Datum:</text:p>
            </table:table-cell>
          </table:table-row>
          <table:table-row>
            <table:table-cell table:style-name="Tabelle1.A2" office:value-type="string">
              <text:p text:style-name="MP1">Name:</text:p>
              <text:p text:style-name="MP1"/>
            </table:table-cell>
            <table:covered-table-cell/>
            <table:table-cell table:style-name="Tabelle1.C2" office:value-type="string">
              <text:p text:style-name="MP1">Note:</text:p>
            </table:table-cell>
          </table:table-row>
        </table:table>
        <text:p text:style-name="MP3"/>
      </style:header>
      <style:footer>
        <text:p text:style-name="MP4"><text:page-number text:select-page="current">4</text:page-number> <text:span text:style-name="MT1">von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1-15T20:44:04.827970434</dc:date>
    <meta:editing-duration>PT39M9S</meta:editing-duration>
    <meta:editing-cycles>19</meta:editing-cycles>
    <meta:generator>LibreOffice/5.1.4.2$Linux_X86_64 LibreOffice_project/10m0$Build-2</meta:generator>
    <meta:document-statistic meta:table-count="1" meta:image-count="0" meta:object-count="0" meta:page-count="4" meta:paragraph-count="45" meta:word-count="547" meta:character-count="3761" meta:non-whitespace-character-count="3167"/>
  </office:meta>
</office:document-meta>
</file>